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5.svm" manifest:media-type=""/>
  <manifest:file-entry manifest:full-path="Pictures/1000000000000640000004B08E81A6F39C030E5C.png" manifest:media-type="image/png"/>
  <manifest:file-entry manifest:full-path="Pictures/TablePreview4.svm" manifest:media-type=""/>
  <manifest:file-entry manifest:full-path="Pictures/1000000000000640000004B0F5E1653942D8576F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gr3" style:family="graphic" style:parent-style-name="Default_5f_6">
      <style:graphic-properties draw:fill-color="#0066cc" draw:opacity="50%" draw:textarea-horizontal-align="justify" draw:textarea-vertical-align="middle" draw:auto-grow-height="false" fo:min-height="1.125cm" fo:min-width="0.327cm" draw:shadow-opacity="50%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Default_5f_6">
      <style:graphic-properties draw:fill-color="#0066cc" draw:opacity="50%" draw:textarea-horizontal-align="justify" draw:textarea-vertical-align="middle" draw:auto-grow-height="false" fo:min-height="2.253cm" fo:min-width="2.642cm" draw:shadow-opacity="50%"/>
    </style:style>
    <style:style style:name="gr6" style:family="graphic" style:parent-style-name="Default_5f_6">
      <style:graphic-properties draw:fill-color="#0066cc" draw:opacity="50%" draw:textarea-horizontal-align="justify" draw:textarea-vertical-align="middle" draw:auto-grow-height="false" fo:min-height="0.699cm" fo:min-width="7.173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5.437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subtitle">
      <style:graphic-properties draw:fill="solid" draw:fill-color="#ffffff" draw:auto-grow-height="true" fo:min-height="9.853cm"/>
    </style:style>
    <style:style style:name="pr9" style:family="presentation" style:parent-style-name="oranssi-subtitle">
      <style:graphic-properties draw:fill="solid" draw:fill-color="#ffffff" draw:auto-grow-height="true" fo:min-height="3.815cm"/>
    </style:style>
    <style:style style:name="pr10" style:family="presentation" style:parent-style-name="oranssi-subtitle">
      <style:graphic-properties draw:fill="solid" draw:fill-color="#ffffff" draw:auto-grow-height="true" fo:min-height="1.973cm"/>
    </style:style>
    <style:style style:name="pr11" style:family="presentation" style:parent-style-name="oranssi-outline1">
      <style:graphic-properties fo:min-height="15.056cm"/>
    </style:style>
    <style:style style:name="pr12" style:family="presentation" style:parent-style-name="oranssi-outline1">
      <style:graphic-properties fo:min-height="14.971cm"/>
    </style:style>
    <style:style style:name="co1" style:family="table-column">
      <style:table-column-properties style:column-width="2.655cm" style:use-optimal-column-width="false"/>
    </style:style>
    <style:style style:name="co2" style:family="table-column">
      <style:table-column-properties style:column-width="2.656cm" style:use-optimal-column-width="false"/>
    </style:style>
    <style:style style:name="co3" style:family="table-column">
      <style:table-column-properties style:column-width="3.451cm" style:use-optimal-column-width="false"/>
    </style:style>
    <style:style style:name="co4" style:family="table-column">
      <style:table-column-properties style:column-width="3.453cm" style:use-optimal-column-width="false"/>
    </style:style>
    <style:style style:name="co5" style:family="table-column">
      <style:table-column-properties style:column-width="5.305cm" style:use-optimal-column-width="false"/>
    </style:style>
    <style:style style:name="co6" style:family="table-column">
      <style:table-column-properties style:column-width="1.599cm" style:use-optimal-column-width="false"/>
    </style:style>
    <style:style style:name="ro1" style:family="table-row">
      <style:table-row-properties style:row-height="1.286cm"/>
    </style:style>
    <style:style style:name="ce1" style:family="table-cell">
      <loext:graphic-properties draw:fill="solid" draw:fill-color="#ffffff" draw:textarea-vertical-align="middle"/>
      <style:paragraph-properties fo:text-align="center" fo:border="0.03pt solid #000000"/>
    </style:style>
    <style:style style:name="ce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4pt" style:font-size-asian="14pt" style:font-size-complex="14pt"/>
    </style:style>
    <style:style style:name="ce3" style:family="table-cell">
      <loext:graphic-properties draw:fill="solid" draw:fill-color="#ffffff"/>
      <style:paragraph-properties fo:border="0.03pt solid #000000"/>
    </style:style>
    <style:style style:name="ce4" style:family="table-cell">
      <loext:graphic-properties draw:fill="solid" draw:fill-color="#ffffff"/>
      <style:paragraph-properties fo:text-align="center" fo:border="0.03pt solid #000000"/>
      <style:text-properties style:font-name="FreeMono" fo:font-size="30pt" style:font-size-asian="30pt" style:font-size-complex="30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text-properties style:font-name="FreeMono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paragraph-properties fo:margin-left="0.254cm" fo:margin-right="0.254cm" fo:margin-top="0cm" fo:margin-bottom="0cm" fo:text-align="start" fo:text-indent="0cm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13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18pt" style:font-size-asian="18pt" style:font-size-complex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center"/>
      <style:text-properties style:font-name="FreeMono" fo:font-size="30pt" style:font-size-asian="30pt" style:font-size-complex="3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 fo:font-weight="bold" style:font-weight-asian="bold" style:font-weight-complex="bold"/>
    </style:style>
    <style:style style:name="T8" style:family="text">
      <style:text-properties style:font-name="FreeMono" fo:font-weight="normal" style:font-weight-asian="normal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style:font-name="FreeMono" fo:font-size="30pt" style:font-size-asian="30pt" style:font-size-complex="30pt"/>
    </style:style>
    <style:style style:name="T12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color="#000000" style:font-name="Courier 10 Pitch" fo:font-size="20pt" style:font-size-asian="20pt" style:font-size-complex="20pt"/>
    </style:style>
    <style:style style:name="T16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000000" style:font-name="Courier 10 Pitch" fo:font-size="18pt" style:font-size-asian="18pt" style:font-size-complex="18pt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0pt" fo:font-style="normal" style:font-size-asian="20pt" style:font-style-asian="normal" style:font-size-complex="20pt" style:font-style-complex="normal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style:font-name="FreeMono" fo:font-size="16pt" fo:font-weight="bold" style:font-size-asian="16pt" style:font-weight-asian="bold" style:font-size-complex="16pt" style:font-weight-complex="bold"/>
    </style:style>
    <style:style style:name="T25" style:family="text">
      <style:text-properties style:font-name="FreeMono" fo:font-size="16pt" style:font-size-asian="16pt" style:font-size-complex="16pt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style:font-name="FreeMono" fo:font-size="28pt" style:font-size-asian="28pt" style:font-size-complex="28pt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style:font-name="FreeMono" fo:font-size="20pt" style:font-size-asian="20pt" style:font-size-complex="20pt"/>
    </style:style>
    <style:style style:name="T30" style:family="text">
      <style:text-properties style:font-name="FreeMono"/>
    </style:style>
    <style:style style:name="T31" style:family="text">
      <style:text-properties style:font-name="FreeMono" fo:font-size="26pt" style:font-size-asian="26pt" style:font-size-complex="26pt"/>
    </style:style>
    <style:style style:name="T32" style:family="text">
      <style:text-properties style:font-name="FreeMono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5.437cm" svg:x="1.4cm" svg:y="7.072cm" presentation:class="title" presentation:user-transformed="true">
          <draw:text-box>
            <text:p>Ponteiros<text:line-break/>Apontadores<text:line-break/>Pointer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-value vs L-value</text:p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2">
              <text:list-header>
                <text:p xml:id="id1" text:id="id1"><text:span text:style-name="T7">int</text:span><text:span text:style-name="T8"> x;</text:span></text:p>
                <text:p xml:id="id2" text:id="id2"><text:span text:style-name="T8">x = 10;</text:span></text:p>
                <text:p xml:id="id3" text:id="id3"><text:span text:style-name="T8">...</text:span></text:p>
                <text:p xml:id="id4" text:id="id4"><text:span text:style-name="T7">int</text:span><text:span text:style-name="T8"> y;</text:span></text:p>
                <text:p xml:id="id5" text:id="id5"><text:span text:style-name="T8">y = x;</text:span></text:p>
                <text:p xml:id="id6" text:id="id6"><text:span text:style-name="T8">...</text:span></text:p>
                <text:p xml:id="id8" text:id="id8"><text:span text:style-name="T8">x = 100;</text:span></text:p>
              </text:list-header>
            </text:list>
          </draw:text-box>
        </draw:frame>
        <draw:frame draw:style-name="standard" xml:id="id7" draw:id="id7" draw:layer="layout" svg:width="7.965cm" svg:height="5.245cm" svg:x="17.036cm" svg:y="5.7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9">endereço</text:span></text:p>
              </table:table-cell>
              <table:table-cell table:style-name="ce2">
                <text:p text:style-name="P7"><text:span text:style-name="T9">id</text:span></text:p>
              </table:table-cell>
              <table:table-cell>
                <text:p text:style-name="P7"><text:span text:style-name="T10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1">x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1">y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1">...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3" draw:text-style-name="P8" xml:id="id9" draw:id="id9" draw:layer="layout" svg:width="0.827cm" svg:height="1.375cm" svg:x="6.449cm" svg:y="11.3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10" draw:id="id10" draw:layer="layout" svg:width="0.827cm" svg:height="1.375cm" svg:x="3.671cm" svg:y="14.662cm">
          <text:p/>
          <draw:enhanced-geometry svg:viewBox="0 0 21600 21600" draw:type="rectangle" draw:enhanced-path="M 0 0 L 21600 0 21600 21600 0 21600 0 0 Z N"/>
        </draw:custom-shape>
        <draw:polyline draw:style-name="gr4" draw:text-style-name="P9" xml:id="id11" draw:id="id11" draw:layer="layout" svg:width="7.01cm" svg:height="1.094cm" svg:x="7.276cm" svg:y="12.729cm" svg:viewBox="0 0 7011 1095" draw:points="7011,1095 0,0">
          <text:p/>
        </draw:polyline>
        <draw:polyline draw:style-name="gr4" draw:text-style-name="P9" xml:id="id12" draw:id="id12" draw:layer="layout" svg:width="9.788cm" svg:height="1.09cm" svg:x="4.498cm" svg:y="13.824cm" svg:viewBox="0 0 9789 1091" draw:points="9789,0 0,1091">
          <text:p/>
        </draw:polyline>
        <draw:custom-shape draw:style-name="gr5" draw:text-style-name="P8" xml:id="id13" draw:id="id13" draw:layer="layout" svg:width="3.142cm" svg:height="2.503cm" svg:x="14.287cm" svg:y="12.639cm">
          <text:p text:style-name="P7"><text:span text:style-name="T12">r-value</text:span></text:p>
          <text:p text:style-name="P7"><text:span text:style-name="T13">vs</text:span></text:p>
          <text:p text:style-name="P7"><text:span text:style-name="T12">l-valu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4">Endereço ‘&amp;’</text:span></text:p>
          </draw:text-box>
        </draw:frame>
        <draw:frame presentation:style-name="pr7" draw:text-style-name="P6" draw:layer="layout" svg:width="25.199cm" svg:height="13.859cm" svg:x="1.4cm" svg:y="6.114cm" presentation:class="outline" presentation:user-transformed="true">
          <draw:text-box>
            <text:list text:style-name="L2">
              <text:list-header>
                <text:p xml:id="id14" text:id="id14"><text:span text:style-name="T7">int</text:span><text:span text:style-name="T8"> x = 10;</text:span></text:p>
                <text:p xml:id="id15" text:id="id15"><text:span text:style-name="T7">int</text:span><text:span text:style-name="T8"> y = 99;</text:span></text:p>
                <text:p xml:id="id16" text:id="id16"><text:span text:style-name="T8">...</text:span></text:p>
                <text:p><text:span text:style-name="T8"/></text:p>
                <text:p xml:id="id18" text:id="id18"><text:span text:style-name="T8">printf(“%d %d\n”, <text:s/>x, <text:s/>y);</text:span></text:p>
                <text:p xml:id="id19" text:id="id19"><text:span text:style-name="T8">printf(“%p %p\n”, &amp;x, &amp;y);</text:span></text:p>
              </text:list-header>
            </text:list>
          </draw:text-box>
        </draw:frame>
        <draw:frame draw:style-name="standard" xml:id="id17" draw:id="id17" draw:layer="layout" svg:width="7.965cm" svg:height="5.245cm" svg:x="17.036cm" svg:y="5.7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9">endereço</text:span></text:p>
              </table:table-cell>
              <table:table-cell table:style-name="ce2">
                <text:p text:style-name="P7"><text:span text:style-name="T9">id</text:span></text:p>
              </table:table-cell>
              <table:table-cell>
                <text:p text:style-name="P7"><text:span text:style-name="T10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1">x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1">y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1">...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4">Ponteiro ‘*’</text:span></text:p>
          </draw:text-box>
        </draw:frame>
        <draw:frame presentation:style-name="pr7" draw:text-style-name="P6" draw:layer="layout" svg:width="25.199cm" svg:height="13.859cm" svg:x="1.4cm" svg:y="6.114cm" presentation:class="outline" presentation:user-transformed="true">
          <draw:text-box>
            <text:list text:style-name="L2">
              <text:list-header>
                <text:p xml:id="id20" text:id="id20"><text:span text:style-name="T7">int</text:span><text:span text:style-name="T8"> <text:s/>x <text:s/>= 10;</text:span></text:p>
                <text:p xml:id="id21" text:id="id21"><text:span text:style-name="T7">int</text:span><text:span text:style-name="T8">* px = &amp;x;</text:span></text:p>
                <text:p xml:id="id22" text:id="id22"><text:span text:style-name="T8">...</text:span></text:p>
                <text:p><text:span text:style-name="T8"/></text:p>
                <text:p xml:id="id24" text:id="id24"><text:span text:style-name="T8">printf(“%p %p\n”, &amp;x, <text:s/>px);</text:span></text:p>
                <text:p xml:id="id25" text:id="id25"><text:span text:style-name="T8">printf(“%d %d\n”, <text:s/>x, *px);</text:span></text:p>
                <text:p><text:span text:style-name="T7"/></text:p>
              </text:list-header>
            </text:list>
          </draw:text-box>
        </draw:frame>
        <draw:frame draw:style-name="standard" xml:id="id23" draw:id="id23" draw:layer="layout" svg:width="7.965cm" svg:height="5.245cm" svg:x="17.036cm" svg:y="5.7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9">endereço</text:span></text:p>
              </table:table-cell>
              <table:table-cell table:style-name="ce2">
                <text:p text:style-name="P7"><text:span text:style-name="T9">id</text:span></text:p>
              </table:table-cell>
              <table:table-cell>
                <text:p text:style-name="P7"><text:span text:style-name="T10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1">x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1">px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1">...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4T3">
        <office:forms form:automatic-focus="false" form:apply-design-mode="false"/>
        <draw:frame presentation:style-name="pr5" draw:text-style-name="P10" draw:layer="layout" svg:width="25.199cm" svg:height="3.506cm" svg:x="1.402cm" svg:y="0.837cm" presentation:class="title" presentation:user-transformed="true">
          <draw:text-box>
            <text:p><text:span text:style-name="T14">C – Primeiros Passos</text:span></text:p>
          </draw:text-box>
        </draw:frame>
        <draw:frame presentation:style-name="pr8" draw:text-style-name="P12" draw:layer="layout" svg:width="16.015cm" svg:height="9.853cm" svg:x="0.264cm" svg:y="4.871cm">
          <draw:text-box>
            <text:p text:style-name="P11"><text:span text:style-name="T15">// 02-num.c</text:span></text:p>
            <text:p text:style-name="P11"><text:span text:style-name="T15"/></text:p>
            <text:p text:style-name="P11"><text:span text:style-name="T15">#</text:span><text:span text:style-name="T16">include</text:span><text:span text:style-name="T15"> &lt;stdio.h&gt;</text:span></text:p>
            <text:p text:style-name="P11"><text:span text:style-name="T16"/></text:p>
            <text:p text:style-name="P11"><text:span text:style-name="T16">int</text:span><text:span text:style-name="T17"> </text:span><text:span text:style-name="T16">main</text:span><text:span text:style-name="T17"> (</text:span><text:span text:style-name="T16">void</text:span><text:span text:style-name="T17">) {</text:span></text:p>
            <text:p text:style-name="P11"><text:span text:style-name="T17"><text:s text:c="2"/></text:span><text:span text:style-name="T16">int</text:span><text:span text:style-name="T17"> num;</text:span></text:p>
            <text:p text:style-name="P11"><text:span text:style-name="T17"><text:s text:c="2"/></text:span><text:span text:style-name="T16">printf</text:span><text:span text:style-name="T17">("Escolha um numero: ");</text:span></text:p>
            <text:p text:style-name="P11"><text:span text:style-name="T17"><text:s text:c="2"/></text:span><text:span text:style-name="T16">scanf</text:span><text:span text:style-name="T17">("%d", &amp;num);</text:span></text:p>
            <text:p text:style-name="P11"><text:span text:style-name="T17"><text:s text:c="2"/></text:span><text:span text:style-name="T16">printf</text:span><text:span text:style-name="T17">("Voce escolheu %d\n", num);</text:span></text:p>
            <text:p text:style-name="P11"><text:span text:style-name="T17"><text:s text:c="2"/></text:span><text:span text:style-name="T16">return</text:span><text:span text:style-name="T17"> 0;</text:span></text:p>
            <text:p text:style-name="P11"><text:span text:style-name="T17">}</text:span></text:p>
          </draw:text-box>
        </draw:frame>
        <draw:frame presentation:style-name="pr9" draw:text-style-name="P13" draw:layer="layout" svg:width="10.832cm" svg:height="3.815cm" svg:x="16.911cm" svg:y="5.984cm">
          <draw:text-box>
            <text:p text:style-name="P11"><text:span text:style-name="T18"># 02-num.py</text:span></text:p>
            <text:p text:style-name="P11"><text:span text:style-name="T18"/></text:p>
            <text:p text:style-name="P11"><text:span text:style-name="T19">print</text:span><text:span text:style-name="T20">("Escolha um numero:")</text:span></text:p>
            <text:p text:style-name="P11"><text:span text:style-name="T20">num = </text:span><text:span text:style-name="T19">input</text:span><text:span text:style-name="T20">()</text:span></text:p>
            <text:p text:style-name="P11"><text:span text:style-name="T19">print</text:span><text:span text:style-name="T20">("Voce escolheu", num)</text:span></text:p>
          </draw:text-box>
        </draw:frame>
        <draw:frame presentation:style-name="pr10" draw:text-style-name="P12" draw:layer="layout" svg:width="13.79cm" svg:height="1.973cm" svg:x="0.264cm" svg:y="15.206cm">
          <draw:text-box>
            <text:p text:style-name="P11"><text:span text:style-name="T15">$ gcc 02-num.c -o num.exe</text:span></text:p>
            <text:p text:style-name="P11"><text:span text:style-name="T15">$ ./num.exe</text:span></text:p>
          </draw:text-box>
        </draw:frame>
        <draw:custom-shape draw:style-name="gr6" draw:text-style-name="P8" xml:id="id26" draw:id="id26" draw:layer="layout" svg:width="7.673cm" svg:height="0.949cm" svg:x="1.356cm" svg:y="10.95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mo</text:p>
          </draw:text-box>
        </draw:frame>
        <draw:frame presentation:style-name="pr11" draw:layer="layout" svg:width="25.199cm" svg:height="15.056cm" svg:x="1.4cm" svg:y="4.914cm" presentation:class="outline" presentation:user-transformed="true">
          <draw:text-box>
            <text:list text:style-name="L2">
              <text:list-item>
                <text:p><text:span text:style-name="T21">Um ponteiro guarda um endereço de memória</text:span></text:p>
              </text:list-item>
              <text:list-item>
                <text:p><text:span text:style-name="T21">Declaração de um ponteiro</text:span></text:p>
                <text:list>
                  <text:list-item>
                    <text:p><text:span text:style-name="T22">Tipo</text:span><text:span text:style-name="T23"> seguido de ‘*’:</text:span></text:p>
                    <text:list>
                      <text:list-item>
                        <text:p><text:span text:style-name="T24">int*</text:span><text:span text:style-name="T25"> p;</text:span></text:p>
                      </text:list-item>
                    </text:list>
                  </text:list-item>
                </text:list>
              </text:list-item>
              <text:list-item>
                <text:p><text:span text:style-name="T21">Endereço de uma variável (referência)</text:span></text:p>
                <text:list>
                  <text:list-item>
                    <text:p><text:span text:style-name="T23">Identificador precedido por ‘&amp;’:</text:span></text:p>
                    <text:list>
                      <text:list-item>
                        <text:p><text:span text:style-name="T25">int x = 10;</text:span></text:p>
                        <text:p><text:span text:style-name="T25">int* p = </text:span><text:span text:style-name="T24">&amp;x</text:span><text:span text:style-name="T25">;</text:span></text:p>
                      </text:list-item>
                    </text:list>
                  </text:list-item>
                </text:list>
              </text:list-item>
              <text:list-item>
                <text:p><text:span text:style-name="T21">Conteúdo de um ponteiro (dereferência)</text:span></text:p>
                <text:list>
                  <text:list-item>
                    <text:p><text:span text:style-name="T23">Identificador precedido por ‘*’:</text:span></text:p>
                    <text:list>
                      <text:list-item>
                        <text:p><text:span text:style-name="T25">int x = 10;</text:span></text:p>
                        <text:p><text:span text:style-name="T25">int* p = &amp;x;</text:span></text:p>
                        <text:p><text:span text:style-name="T25">printf(“%d\n”, </text:span><text:span text:style-name="T24">*p</text:span><text:span text:style-name="T25">); // exibe 1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4">Tipos</text:span></text:p>
          </draw:text-box>
        </draw:frame>
        <draw:frame presentation:style-name="pr7" draw:text-style-name="P6" draw:layer="layout" svg:width="25.199cm" svg:height="13.859cm" svg:x="1.4cm" svg:y="6.114cm" presentation:class="outline" presentation:user-transformed="true">
          <draw:text-box>
            <text:list text:style-name="L2">
              <text:list-header>
                <text:p xml:id="id27" text:id="id27"><text:span text:style-name="T7">int</text:span><text:span text:style-name="T8"> <text:s/>x;</text:span></text:p>
                <text:p xml:id="id28" text:id="id28"><text:span text:style-name="T7">int</text:span><text:span text:style-name="T8">* p;</text:span></text:p>
              </text:list-header>
            </text:list>
          </draw:text-box>
        </draw:frame>
        <draw:frame draw:style-name="standard" xml:id="id29" draw:id="id29" draw:layer="layout" svg:width="6.903cm" svg:height="9.205cm" svg:x="10.036cm" svg:y="4.9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2">
                <text:p text:style-name="P7"><text:span text:style-name="T9">expressão</text:span></text:p>
              </table:table-cell>
              <table:table-cell table:style-name="ce1">
                <text:p text:style-name="P7"><text:span text:style-name="T10">tipo</text:span></text:p>
              </table:table-cell>
            </table:table-row>
            <table:table-row table:style-name="ro1">
              <table:table-cell table:style-name="ce4">
                <text:p text:style-name="P7"><text:span text:style-name="T11">x</text:span></text:p>
              </table:table-cell>
              <table:table-cell table:style-name="ce3"/>
            </table:table-row>
            <table:table-row table:style-name="ro1">
              <table:table-cell table:style-name="ce4">
                <text:p text:style-name="P7"><text:span text:style-name="T11">p</text:span></text:p>
              </table:table-cell>
              <table:table-cell table:style-name="ce3"/>
            </table:table-row>
            <table:table-row table:style-name="ro1">
              <table:table-cell table:style-name="ce4">
                <text:p text:style-name="P7"><text:span text:style-name="T11">&amp;x</text:span></text:p>
              </table:table-cell>
              <table:table-cell table:style-name="ce3"/>
            </table:table-row>
            <table:table-row table:style-name="ro1">
              <table:table-cell table:style-name="ce4">
                <text:p text:style-name="P15">&amp;p</text:p>
              </table:table-cell>
              <table:table-cell table:style-name="ce3"/>
            </table:table-row>
            <table:table-row table:style-name="ro1">
              <table:table-cell table:style-name="ce4">
                <text:p text:style-name="P15">*x</text:p>
              </table:table-cell>
              <table:table-cell table:style-name="ce3"/>
            </table:table-row>
            <table:table-row table:style-name="ro1">
              <table:table-cell table:style-name="ce4">
                <text:p text:style-name="P15">*p</text:p>
              </table:table-cell>
              <table:table-cell table:style-name="ce3"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6.903cm" svg:height="10.525cm" svg:x="18.998cm" svg:y="4.98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 text:style-name="P7"><text:span text:style-name="T9">atribuição</text:span></text:p>
              </table:table-cell>
              <table:table-cell table:style-name="ce1">
                <text:p text:style-name="P7"><text:span text:style-name="T10">OK?</text:span></text:p>
              </table:table-cell>
            </table:table-row>
            <table:table-row table:style-name="ro1">
              <table:table-cell table:style-name="ce4">
                <text:p text:style-name="P7"><text:span text:style-name="T11">x = p</text:span></text:p>
              </table:table-cell>
              <table:table-cell table:style-name="ce3"/>
            </table:table-row>
            <table:table-row table:style-name="ro1">
              <table:table-cell table:style-name="ce4">
                <text:p text:style-name="P7"><text:span text:style-name="T11">x = &amp;p</text:span></text:p>
              </table:table-cell>
              <table:table-cell table:style-name="ce3"/>
            </table:table-row>
            <table:table-row table:style-name="ro1">
              <table:table-cell table:style-name="ce4">
                <text:p text:style-name="P7"><text:span text:style-name="T11">p = &amp;x</text:span></text:p>
              </table:table-cell>
              <table:table-cell table:style-name="ce3"/>
            </table:table-row>
            <table:table-row table:style-name="ro1">
              <table:table-cell table:style-name="ce4">
                <text:p text:style-name="P15">&amp;x = p</text:p>
              </table:table-cell>
              <table:table-cell table:style-name="ce3"/>
            </table:table-row>
            <table:table-row table:style-name="ro1">
              <table:table-cell table:style-name="ce4">
                <text:p text:style-name="P15">*p = x</text:p>
              </table:table-cell>
              <table:table-cell table:style-name="ce3"/>
            </table:table-row>
            <table:table-row table:style-name="ro1">
              <table:table-cell table:style-name="ce4">
                <text:p text:style-name="P15">x = *p</text:p>
              </table:table-cell>
              <table:table-cell table:style-name="ce3"/>
            </table:table-row>
            <table:table-row table:style-name="ro1">
              <table:table-cell table:style-name="ce4">
                <text:p text:style-name="P15">*x = &amp;p</text:p>
              </table:table-cell>
              <table:table-cell table:style-name="ce3"/>
            </table:table-row>
          </table:table>
          <draw:image xlink:href="Pictures/TablePreview5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5.1</text:p>
          </draw:text-box>
        </draw:frame>
        <draw:frame presentation:style-name="pr12" draw:layer="layout" svg:width="25.199cm" svg:height="14.971cm" svg:x="1.3cm" svg:y="4.914cm" presentation:class="outline" presentation:user-transformed="true">
          <draw:text-box>
            <text:list text:style-name="L2">
              <text:list-item>
                <text:p><text:span text:style-name="T26">Leia dois inteiros </text:span><text:span text:style-name="T27">a</text:span><text:span text:style-name="T26"> e </text:span><text:span text:style-name="T27">b</text:span><text:span text:style-name="T26">.</text:span></text:p>
              </text:list-item>
              <text:list-item>
                <text:p><text:span text:style-name="T26">Exiba os valores de </text:span><text:span text:style-name="T27">a</text:span><text:span text:style-name="T26"> e </text:span><text:span text:style-name="T27">b</text:span><text:span text:style-name="T26">.</text:span></text:p>
              </text:list-item>
              <text:list-item>
                <text:p><text:span text:style-name="T26">Crie um ponteiro </text:span><text:span text:style-name="T27">p</text:span><text:span text:style-name="T26"> para a variável com o maior valor.</text:span></text:p>
              </text:list-item>
              <text:list-item>
                <text:p><text:span text:style-name="T26">Através de </text:span><text:span text:style-name="T27">p</text:span><text:span text:style-name="T26"> subtraia 50 da variável com o maior valor.</text:span></text:p>
              </text:list-item>
              <text:list-item>
                <text:p><text:span text:style-name="T26">Exiba os valores de </text:span><text:span text:style-name="T27">a</text:span><text:span text:style-name="T26"> e </text:span><text:span text:style-name="T27">b</text:span><text:span text:style-name="T26"> novament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5.2</text:p>
          </draw:text-box>
        </draw:frame>
        <draw:frame presentation:style-name="pr12" draw:layer="layout" svg:width="25.199cm" svg:height="14.971cm" svg:x="1.3cm" svg:y="4.914cm" presentation:class="outline" presentation:user-transformed="true">
          <draw:text-box>
            <text:list text:style-name="L2">
              <text:list-item>
                <text:p><text:span text:style-name="T28">Uma conta é representada por um inteiro que guarda o saldo total:</text:span></text:p>
                <text:list>
                  <text:list-item>
                    <text:p><text:span text:style-name="T29">int minha_conta;</text:span></text:p>
                  </text:list-item>
                </text:list>
              </text:list-item>
              <text:list-item>
                <text:p><text:span text:style-name="T28">Uma compra na internet é efetuada por uma chamada </text:span><text:span text:style-name="T29">compra(conta,valor)</text:span><text:span text:style-name="T28">. A função recebe um ponteiro para uma conta e um valor a ser debitado:</text:span></text:p>
                <text:list>
                  <text:list-item>
                    <text:p><text:span text:style-name="T29">void compra (int* conta, int valor) { ... }</text:span></text:p>
                  </text:list-item>
                </text:list>
              </text:list-item>
              <text:list-item>
                <text:p><text:span text:style-name="T28">Um casal tem duas contas e quer usar a conta com maior saldo para fazer uma compra de 500 reais.</text:span></text:p>
              </text:list-item>
              <text:list-item>
                <text:p><text:span text:style-name="T28">Faça um programa que leia o saldo das duas contas e efetue a compra corretamente. Ao final, o programa deve exibir os saldos das duas cont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5.3</text:p>
          </draw:text-box>
        </draw:frame>
        <draw:frame presentation:style-name="pr12" draw:layer="layout" svg:width="25.199cm" svg:height="14.971cm" svg:x="1.3cm" svg:y="4.914cm" presentation:class="outline" presentation:user-transformed="true">
          <draw:text-box>
            <text:list text:style-name="L2">
              <text:list-item>
                <text:p><text:span text:style-name="T28">Agora, o casal tem uma lista de compras a efetuar:</text:span></text:p>
                <text:list>
                  <text:list-item>
                    <text:p><text:span text:style-name="T29">int compras[] = { 100, 50, 80, 30, 20 };</text:span></text:p>
                  </text:list-item>
                </text:list>
              </text:list-item>
              <text:list-item>
                <text:p><text:span text:style-name="T28">Faça um programa que leia o saldo das duas contas e efetue as compras corretamente, sempre usando a conta com o maior saldo.</text:span></text:p>
              </text:list-item>
              <text:list-item>
                <text:p><text:span text:style-name="T28">A cada compra, o programa deve exibir os saldos das duas cont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5.4</text:p>
          </draw:text-box>
        </draw:frame>
        <draw:frame presentation:style-name="pr12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Crie uma função <text:span text:style-name="T30">troca</text:span> que receba dois ponteiros para inteiros <text:span text:style-name="T30">p1</text:span> e <text:span text:style-name="T30">p2</text:span> e troque os conteúdos por eles apontados:</text:p>
                <text:p/>
                <text:list>
                  <text:list-header>
                    <text:p><text:span text:style-name="T31">int x=10, y=20;</text:span></text:p>
                    <text:p><text:span text:style-name="T31">troca(&amp;x, &amp;y);</text:span><text:span text:style-name="T32"> <text:s/>// definir essa funcao</text:span></text:p>
                    <text:p><text:span text:style-name="T31">printf(“%d %d\n”, x, y);</text:span><text:span text:style-name="T32"> <text:s/>// 20 10</text:span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meta:creation-date>2011-05-24T14:40:40</meta:creation-date>
    <dc:language>fi-FI</dc:language>
    <meta:editing-cycles>1134</meta:editing-cycles>
    <meta:editing-duration>P59DT41M10S</meta:editing-duration>
    <meta:initial-creator>chico </meta:initial-creator>
    <dc:date>2018-05-20T17:25:51.225254473</dc:date>
    <meta:document-statistic meta:object-count="9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